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2eb7db" officeooo:paragraph-rsid="002eb7db" style:font-weight-asian="bold" style:font-weight-complex="bold"/>
    </style:style>
    <style:style style:name="P2" style:family="paragraph" style:parent-style-name="Standard">
      <style:paragraph-properties fo:text-align="justify" style:justify-single-word="false"/>
      <style:text-properties officeooo:rsid="00161d24" officeooo:paragraph-rsid="002e3506"/>
    </style:style>
    <style:style style:name="P3" style:family="paragraph" style:parent-style-name="Standard">
      <style:paragraph-properties fo:text-align="justify" style:justify-single-word="false"/>
      <style:text-properties officeooo:rsid="0017866f" officeooo:paragraph-rsid="002e3506"/>
    </style:style>
    <style:style style:name="P4" style:family="paragraph" style:parent-style-name="Standard">
      <style:paragraph-properties fo:text-align="justify" style:justify-single-word="false"/>
      <style:text-properties officeooo:rsid="0017866f" officeooo:paragraph-rsid="0017e712"/>
    </style:style>
    <style:style style:name="P5" style:family="paragraph" style:parent-style-name="Standard">
      <style:paragraph-properties fo:text-align="justify" style:justify-single-word="false"/>
      <style:text-properties officeooo:rsid="0017e712" officeooo:paragraph-rsid="002e3506"/>
    </style:style>
    <style:style style:name="P6" style:family="paragraph" style:parent-style-name="Standard">
      <style:paragraph-properties fo:text-align="justify" style:justify-single-word="false"/>
      <style:text-properties officeooo:rsid="0017e712" officeooo:paragraph-rsid="0017e712"/>
    </style:style>
    <style:style style:name="P7" style:family="paragraph" style:parent-style-name="Standard">
      <style:paragraph-properties fo:text-align="justify" style:justify-single-word="false"/>
      <style:text-properties style:font-name="Liberation Serif" fo:font-size="12pt" officeooo:paragraph-rsid="002eb7db" style:font-size-asian="12pt" style:font-size-complex="12pt"/>
    </style:style>
    <style:style style:name="P8" style:family="paragraph" style:parent-style-name="Standard">
      <style:paragraph-properties fo:text-align="justify" style:justify-single-word="false"/>
      <style:text-properties style:font-name="Liberation Serif" fo:font-size="12pt" officeooo:paragraph-rsid="001a64d8" style:font-size-asian="12pt" style:font-size-complex="12pt"/>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1a64d8" officeooo:paragraph-rsid="002eb7db" style:text-blinking="false" fo:background-color="transparent"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rsid="001a64d8" officeooo:paragraph-rsid="002eb7db" style:font-size-asian="12pt" style:font-size-complex="12pt"/>
    </style:style>
    <style:style style:name="P11" style:family="paragraph" style:parent-style-name="Standard">
      <style:paragraph-properties fo:text-align="justify" style:justify-single-word="false"/>
      <style:text-properties style:font-name="Liberation Serif" fo:font-size="12pt" officeooo:rsid="001a64d8" officeooo:paragraph-rsid="001a64d8" style:font-size-asian="12pt" style:font-size-complex="12pt"/>
    </style:style>
    <style:style style:name="P1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1a7fa3" officeooo:paragraph-rsid="002eb7db" style:text-blinking="false" fo:background-color="transparent" style:font-size-asian="12pt" style:font-size-complex="12pt"/>
    </style:style>
    <style:style style:name="P1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1a7fa3" officeooo:paragraph-rsid="001b8dd2" style:text-blinking="false" fo:background-color="transparent" style:font-size-asian="12pt" style:font-size-complex="12pt"/>
    </style:style>
    <style:style style:name="P14" style:family="paragraph" style:parent-style-name="Standard">
      <style:paragraph-properties fo:text-align="justify" style:justify-single-word="false"/>
      <style:text-properties officeooo:paragraph-rsid="002eb7db"/>
    </style:style>
    <style:style style:name="P15" style:family="paragraph" style:parent-style-name="Text_20_body">
      <style:text-properties officeooo:paragraph-rsid="0021cafd"/>
    </style:style>
    <style:style style:name="P16" style:family="paragraph" style:parent-style-name="Text_20_body">
      <style:paragraph-properties fo:text-align="justify" style:justify-single-word="false"/>
      <style:text-properties officeooo:paragraph-rsid="00315593"/>
    </style:style>
    <style:style style:name="P17" style:family="paragraph" style:parent-style-name="Text_20_body">
      <style:paragraph-properties fo:text-align="justify" style:justify-single-word="false"/>
      <style:text-properties officeooo:paragraph-rsid="00316f8b"/>
    </style:style>
    <style:style style:name="P18" style:family="paragraph" style:parent-style-name="Text_20_body">
      <style:paragraph-properties fo:text-align="justify" style:justify-single-word="false"/>
      <style:text-properties officeooo:rsid="0027b212" officeooo:paragraph-rsid="00316f8b"/>
    </style:style>
    <style:style style:name="P19" style:family="paragraph" style:parent-style-name="Text_20_body">
      <style:paragraph-properties fo:text-align="justify" style:justify-single-word="false"/>
      <style:text-properties officeooo:paragraph-rsid="002c84cb"/>
    </style:style>
    <style:style style:name="P20" style:family="paragraph" style:parent-style-name="Text_20_body">
      <style:paragraph-properties fo:text-align="justify" style:justify-single-word="false"/>
      <style:text-properties officeooo:rsid="002c84cb" officeooo:paragraph-rsid="0033814b"/>
    </style:style>
    <style:style style:name="P21" style:family="paragraph" style:parent-style-name="Text_20_body">
      <style:paragraph-properties fo:text-align="justify" style:justify-single-word="false"/>
      <style:text-properties officeooo:rsid="002c84cb" officeooo:paragraph-rsid="002c84cb"/>
    </style:style>
    <style:style style:name="P22" style:family="paragraph" style:parent-style-name="Standard">
      <style:paragraph-properties fo:text-align="justify" style:justify-single-word="false"/>
      <style:text-properties fo:font-weight="bold" officeooo:rsid="002eb7db" officeooo:paragraph-rsid="0033814b" style:font-weight-asian="bold" style:font-weight-complex="bold"/>
    </style:style>
    <style:style style:name="P23" style:family="paragraph" style:parent-style-name="Standard">
      <style:text-properties officeooo:rsid="001e75ed" officeooo:paragraph-rsid="001e75ed"/>
    </style:style>
    <style:style style:name="T1" style:family="text">
      <style:text-properties fo:font-variant="normal" fo:text-transform="none" fo:color="#000000" loext:opacity="100%" style:text-line-through-style="none" style:text-line-through-type="none" style:font-name="Liberation Serif" fo:font-size="12pt" fo:font-style="normal" style:text-underline-style="none" style:text-blinking="false" fo:background-color="transparent" loext:char-shading-value="0" style:font-size-asian="12pt" style:font-size-complex="12pt"/>
    </style:style>
    <style:style style:name="T2" style:family="text">
      <style:text-properties officeooo:rsid="00055490"/>
    </style:style>
    <style:style style:name="T3" style:family="text">
      <style:text-properties officeooo:rsid="001b8dd2"/>
    </style:style>
    <style:style style:name="T4" style:family="text">
      <style:text-properties officeooo:rsid="001d6c32"/>
    </style:style>
    <style:style style:name="T5" style:family="text">
      <style:text-properties officeooo:rsid="0017866f"/>
    </style:style>
    <style:style style:name="T6" style:family="text">
      <style:text-properties officeooo:rsid="001e75ed"/>
    </style:style>
    <style:style style:name="T7" style:family="text">
      <style:text-properties fo:font-variant="normal" fo:text-transform="none" fo:color="#c9211e" loext:opacity="100%" style:text-line-through-style="none" style:text-line-through-type="none" fo:font-style="normal" style:text-underline-style="none" fo:font-weight="normal" officeooo:rsid="001d6c32"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tyle="normal" style:text-underline-style="none" fo:font-weight="normal" officeooo:rsid="001d6c32"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officeooo:rsid="0005d6b7" style:text-blinking="false" fo:background-color="transparent" loext:char-shading-value="0"/>
    </style:style>
    <style:style style:name="T10" style:family="text">
      <style:text-properties officeooo:rsid="0005d6b7"/>
    </style:style>
    <style:style style:name="T11" style:family="text">
      <style:text-properties fo:font-size="12pt" officeooo:rsid="00190eca" style:font-size-asian="12pt" style:font-size-complex="12pt"/>
    </style:style>
    <style:style style:name="T12" style:family="text">
      <style:text-properties fo:font-size="12pt" officeooo:rsid="0006643e" style:font-size-asian="12pt" style:font-size-complex="12pt"/>
    </style:style>
    <style:style style:name="T13" style:family="text">
      <style:text-properties fo:font-variant="normal" fo:text-transform="none" fo:color="#000000" loext:opacity="100%" style:text-line-through-style="none" style:text-line-through-type="none" fo:font-style="normal" style:text-underline-style="none" fo:font-weight="normal" officeooo:rsid="00190eca"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normal" style:text-underline-style="none" fo:font-weight="normal" officeooo:rsid="0006643e"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fo:font-weight="normal" officeooo:rsid="00071313"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tyle="normal" style:text-underline-style="none" fo:font-weight="normal" officeooo:rsid="001a64d8"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8" style:family="text">
      <style:text-properties officeooo:rsid="00071313"/>
    </style:style>
    <style:style style:name="T19" style:family="text">
      <style:text-properties fo:font-variant="normal" fo:text-transform="none" fo:color="#000000" loext:opacity="100%" style:text-line-through-style="none" style:text-line-through-type="none" fo:font-style="normal" style:text-underline-style="none" fo:font-weight="normal" officeooo:rsid="001a7fa3" style:text-blinking="false" fo:background-color="transparent" loext:char-shading-value="0"/>
    </style:style>
    <style:style style:name="T20" style:family="text">
      <style:text-properties officeooo:rsid="0008acf9"/>
    </style:style>
    <style:style style:name="T21" style:family="text">
      <style:text-properties officeooo:rsid="0021cafd"/>
    </style:style>
    <style:style style:name="T22" style:family="text">
      <style:text-properties officeooo:rsid="0008dcd8"/>
    </style:style>
    <style:style style:name="T23" style:family="text">
      <style:text-properties officeooo:rsid="0022c793"/>
    </style:style>
    <style:style style:name="T24" style:family="text">
      <style:text-properties officeooo:rsid="00236b91"/>
    </style:style>
    <style:style style:name="T25" style:family="text">
      <style:text-properties officeooo:rsid="000b7efc"/>
    </style:style>
    <style:style style:name="T26" style:family="text">
      <style:text-properties officeooo:rsid="0029bb80"/>
    </style:style>
    <style:style style:name="T27" style:family="text">
      <style:text-properties officeooo:rsid="00267721"/>
    </style:style>
    <style:style style:name="T28" style:family="text">
      <style:text-properties officeooo:rsid="000d2b78"/>
    </style:style>
    <style:style style:name="T29" style:family="text">
      <style:text-properties officeooo:rsid="000ea41d"/>
    </style:style>
    <style:style style:name="T30" style:family="text">
      <style:text-properties officeooo:rsid="000faa10"/>
    </style:style>
    <style:style style:name="T31" style:family="text">
      <style:text-properties officeooo:rsid="002d2112"/>
    </style:style>
    <style:style style:name="T32" style:family="text">
      <style:text-properties officeooo:rsid="000fbfbe"/>
    </style:style>
    <style:style style:name="T33" style:family="text">
      <style:text-properties officeooo:rsid="0033814b"/>
    </style:style>
    <style:style style:name="T34" style:family="text">
      <style:text-properties fo:font-variant="normal" fo:text-transform="none" fo:color="#000000" loext:opacity="100%" style:text-line-through-style="none" style:text-line-through-type="none" style:font-name="Liberation Serif" fo:font-size="12pt" fo:font-style="normal" style:text-underline-style="none" officeooo:rsid="0033814b" style:text-blinking="false" fo:background-color="transparent" loext:char-shading-value="0"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ČÁST PRVNÍ</text:span></text:p>
      <text:p text:style-name="P1"><text:span text:style-name="T1"/></text:p>
      <text:p text:style-name="P2">I přesto, že létaní ve videohrách je stále častější a dostupnější, pořízení herní<text:span text:style-name="T2">ho</text:span> joysticku může být stále <text:span text:style-name="T3">poměrně</text:span> drah<text:span text:style-name="T3">ou</text:span> záležitost<text:span text:style-name="T3">í</text:span>. <text:span text:style-name="T3">L</text:span>evnější <text:span text:style-name="T3">modely se obvykle pohybují v řádu přiližně</text:span> 1200<text:span text:style-name="T2">K</text:span>č, <text:span text:style-name="T4">zatímco</text:span> <text:span text:style-name="T5">kvalitnější </text:span><text:span text:style-name="T2">vyrianty</text:span><text:span text:style-name="T5"> b</text:span>ýv<text:span text:style-name="T4">ají</text:span> výrazně dražší. Cílem této maturitní práce je vyvinout herní joystick, který lze snadno připojit k počítači, jako USB HID zařízení. <text:span text:style-name="T2">Současně</text:span> je ale cílém dokázat, že výroba takového <text:span text:style-name="T6">ovládacího prvku</text:span> nemusí být <text:span text:style-name="T6">nákladná</text:span> <text:span text:style-name="T6">ani</text:span> složitá. <text:span text:style-name="T2">Samozřejmě</text:span><text:span text:style-name="T7"> </text:span><text:span text:style-name="T8">si uvědomuj</text:span><text:span text:style-name="T9">i</text:span><text:span text:style-name="T8">, že výroba prototypu bude nákladnější než pořízení levného modelu z obchodu s elektronikou a že výsledný produkt nemusí dosahovat kvality komerčních zařízení.</text:span> <text:span text:style-name="T10">Přesto</text:span> doufá<text:span text:style-name="T10">m</text:span> <text:span text:style-name="T10">že za využití třeba alternativního způsobu výroby – například použitím již vyrobené desky namísto vlastní PCB desky - </text:span><text:span text:style-name="T8">bude výsledný joystick levný, snadno dostupný a jednodu</text:span><text:span text:style-name="T9">še sestavitelný</text:span><text:span text:style-name="T8">.</text:span></text:p>
      <text:p text:style-name="P3">Joystick by měl mít několik klíčových vlastností. Za prvé by měl obsahovat všechno potřebné ovládání, aby byl samostatně použitelný (<text:span text:style-name="T10">například</text:span> základní tlačítka <text:span text:style-name="T10">A</text:span>, <text:span text:style-name="T10">B</text:span>, <text:span text:style-name="T10">X</text:span>, <text:span text:style-name="T10">Y</text:span>, <text:span text:style-name="T10">minimálně</text:span> <text:span text:style-name="T10">dvě</text:span> osy, <text:span text:style-name="T6">a</text:span><text:span text:style-name="T10">pod</text:span>.). Dále by měl být bezdrátový, což zajistí pohodlnou manipulaci a umožní, aby v tomto ohledu odpovídal trendu moderních bezdrátových HID zařízení, jako jsou bezdrátové myši a ovladače.</text:p>
      <text:p text:style-name="P4"/>
      <text:p text:style-name="P5"><text:span text:style-name="T11">Tento projekt je vhodný rozdělit </text:span><text:span text:style-name="T12">do</text:span><text:span text:style-name="T11"> </text:span><text:span text:style-name="T12">tři</text:span><text:span text:style-name="T11"> části. První část se zaměřuje na softwarovou stránku, kde je třeba vyvinout vhodný kód a využít odpovídající knihovny pro ovládání joysticku. Druhá část se věnuje hardwaru. </text:span><text:span text:style-name="T12">Z</text:span><text:span text:style-name="T11">ahrnuje tvorbu PCB desek, navázání propojení uvnitř samotného joysticku a integraci jednotlivých technologií. Třetí poslední část je část modelová, ve které řeším samotný model výsledného joysticku. Třetí, závěrečná část se zabývá modelováním výsledného zařízení. </text:span><text:span text:style-name="T12">Tento</text:span><text:span text:style-name="T11"> postup odpovídá optimálnímu vývojovému procesu pro realizaci celého projektu.</text:span></text:p>
      <text:p text:style-name="P6"><text:span text:style-name="T11"/></text:p>
      <text:p text:style-name="P7"><text:span text:style-name="T13">Pří návrhu a realizaci </text:span><text:span text:style-name="T14">projektu</text:span><text:span text:style-name="T13"> bylo nutné čelit několika klíčovým technickým výzvám. </text:span><text:span text:style-name="T15">P</text:span><text:span text:style-name="T16">ro autora představovala novou zkušenost zejména tvorba PCB desek, dále pak vytváření složitějšího 3D modelu, kde m</text:span><text:span text:style-name="T15">i</text:span><text:span text:style-name="T16"> chyběly potřebné zkušenosti.</text:span><text:span text:style-name="T13"> </text:span><text:span text:style-name="T16">Největší technickou výzvou bylo zajištění bezdrátového spojení mezi počítačem a joystickem. Původní plán předpokládal využití externího USB modulu s anténou a mikrokontrolérů typu A</text:span><text:span text:style-name="T15">T</text:span><text:span text:style-name="T16">mega. Nejprve se experimentovalo s kombinací dvou Atmega328P, technologie V-USB a modulu NRF24L01+, následně pak s mikrokontrolérem Atmega32U4 ve stejném uspořádání. Ani jeden z těchto přístupů nevedl k uspokojivému výsledku, což </text:span><text:span text:style-name="T15">mě</text:span><text:span text:style-name="T16"> </text:span><text:span text:style-name="T15">přimělo</text:span><text:span text:style-name="T16"> hledat alternativní řešení.</text:span></text:p>
      <text:p text:style-name="P8"><text:span text:style-name="T17"/></text:p>
      <text:p text:style-name="P9">Nakonec bylo rozhodnuto o využití ESP32 a <text:span text:style-name="T18">technologie Bluetooth</text:span>. I přesto, že <text:span text:style-name="T18">jsem</text:span> se <text:span text:style-name="T18">tímto</text:span> řešení<text:span text:style-name="T18">m</text:span> odklonilo od původního plánu a zadání využití externího USB modulu, ukázalo se <text:span text:style-name="T18">být nejen</text:span> <text:span text:style-name="T18">výrazně</text:span> praktičtější, ale i technologicky jednodušší. Detailněji budou použité technologie rozebrány v třetí části dokumentace.</text:p>
      <text:p text:style-name="P8"><text:span text:style-name="T16"/></text:p>
      <text:p text:style-name="P10"><text:span text:style-name="T15">Mým cílem</text:span><text:span text:style-name="T19"> je nejen aplikovat </text:span><text:span text:style-name="T15">mé</text:span><text:span text:style-name="T19"> teoretické znalosti v oblasti elektroniky a programování, ale také nabýt řadu nových zkušeností a </text:span><text:span text:style-name="T15">dovedností</text:span><text:span text:style-name="T19">. Projekt by měl přispět k rozvoji amatérské ovládací techniky a dokázat, že i amatér je schopen vyrobit vlastní elektronické zařízení, aniž by byl závislý na trhu s elektronikou, jenž v oblasti herního průmyslu často nutí uživatele kupovat předražená zařízení s funkcemi, které nemusí přesně vyhovovat jejich potřebám.</text:span></text:p>
      <text:p text:style-name="P11"><text:span text:style-name="T19"/></text:p>
      <text:p text:style-name="P12">Tento projekt je určen primárně pro nenáročné hráče, kterým nevadí si vyrobit produkt dle návodu, <text:span text:style-name="T20">nebo se jím inspirovat</text:span>. Naopak, není zaměřen na náročné uživatele vyžadující maximální kvalitu a preciznost, protože bohužel nemá<text:span text:style-name="T20">m</text:span> kompetence na výrobu zařízení na úrovni moderní herní elektroniky.</text:p>
      <text:p text:style-name="P13"/>
      <text:p text:style-name="P1"><text:span text:style-name="T1">ČÁST DRUHÁ</text:span></text:p>
      <text:p text:style-name="P14"/>
      <text:p text:style-name="P15"/>
      <text:p text:style-name="P16"><text:soft-page-break/><text:span text:style-name="T21">Při hledání podobných projektů jsem prošel </text:span><text:span text:style-name="T22">řadu</text:span><text:span text:style-name="T21"> online zdrojů, repozitářů a </text:span><text:span text:style-name="T5">diskuzních</text:span><text:span text:style-name="T21"> fór</text:span><text:span text:style-name="T5">, kde nadšenci prezentují své domácí verze herních ovladačů.</text:span><text:span text:style-name="T21"> </text:span><text:span text:style-name="T5">Zjistil jsem, že naprostá většina těchto projektů spadá do kategorie ovladačů založených na platformě Arduino Micro.</text:span><text:span text:style-name="T23"> Pro realizaci </text:span><text:span text:style-name="T22">těchto</text:span><text:span text:style-name="T23"> projektů </text:span><text:span text:style-name="T22">je to v zásadě rozumná</text:span><text:span text:style-name="T23"> volba. Desky s mikrokontrolerem Atmega32U4 </text:span><text:span text:style-name="T5">(například Arduino Micro či Arduino Leonardo)</text:span><text:span text:style-name="T23"> </text:span><text:span text:style-name="T22">disponují</text:span><text:span text:style-name="T23"> hardwarovou podporu USB. </text:span><text:span text:style-name="T22">To</text:span><text:span text:style-name="T5"> umožňuje využití řady existujících knihoven, jako je </text:span><text:span text:style-name="T22">například </text:span><text:span text:style-name="T5">oblíbená Arduino Joystick Library od Matthew Heironimus nebo knihovna LUFA od Deana Camera, která </text:span><text:span text:style-name="T22">nepracuje s platoformou Arduino, ale přímo s platformou AVR, což ji umožňuje být více efektivní a výrazně více nastavitelnou</text:span><text:span text:style-name="T5">.</text:span></text:p>
      <text:p text:style-name="P16"/>
      <text:p text:style-name="P16"><text:span text:style-name="T24">Pro své prvn</text:span><text:span text:style-name="T25">í</text:span><text:span text:style-name="T24"> pokusy jsem se však rozhodl řešení </text:span><text:span text:style-name="T25">s chipem ATmega32U4 </text:span><text:span text:style-name="T24">vynechat. Zaprvé jsem požadoval větší kontrolu nad implementací </text:span><text:span text:style-name="T25">USB</text:span><text:span text:style-name="T24">, </text:span><text:span text:style-name="T25">což</text:span><text:span text:style-name="T24"> mi umožňovala knihovna V-USB (v té době jsem o knihovně LUFA ještě nevěděl). Zadruhé jsem byl odhodlaný využít modul nRF24L01+, u něhož jsem však měl v minulosti potíže s jeho správným </text:span><text:span text:style-name="T25">zprovozněním u</text:span><text:span text:style-name="T24"> des</text:span><text:span text:style-name="T25">ek</text:span><text:span text:style-name="T24"> obsahujících Atmega32U4.</text:span><text:span text:style-name="T23"> Dalším významným faktorem </text:span><text:span text:style-name="T25">pro mě </text:span><text:span text:style-name="T23">byla dostupnost. </text:span><text:span text:style-name="T25">M</text:span><text:span text:style-name="T23">ikrokontrolér Atmega32U4 je v porovnání s jinými čipy, jako jsou Atmega328P nebo ESP32, výrazně méně dostupný.</text:span></text:p>
      <text:p text:style-name="P16"/>
      <text:p text:style-name="P17">V průběhu hledání jsem narazil také na řadu projektů, které se soustředil<text:span text:style-name="T26">y</text:span> primárně na mechanickou část joysticků. Ve srovnání s některými z těchto projektů můj model zaostává, což lze pozorovat například u HOTAS joysticku od uživatele rdbeerman (dostupného na GitHubu a prezentovaného na YouTube pod názvem Active Media). Jeho design kopíruje vzhled stíhačky F-14 a disponuje vlastním kompaktním gimbalem<text:span text:style-name="T27">, s kterým moje řešení nemůže soupeřit. Rád bych však zdůraznil, že mým cílem nebylo intenzivně se věnovat právě mechanické stránce projektu. Bohužel v </text:span><text:span text:style-name="T28">oblasti</text:span><text:span text:style-name="T27"> 3D modelování postrádám mnoho znalostí a zkušeností a proto jsem se rozhodl primárně zaměřit na elektronickou sestavu. </text:span><text:span text:style-name="T28">Vhled pro mě neměl takovou prioritu.</text:span><text:span text:style-name="T27"> Navíc mým záměrem nebylo replikovat komplexní 3D design HOTAS joysticků, </text:span><text:span text:style-name="T29">ale</text:span><text:span text:style-name="T27"> vytvořit jednoduchý, robustní a snadno dostupný model, který lze snadno vyrobit pomocí 3D tiskárny a několika běžně dostupných dílů.</text:span></text:p>
      <text:p text:style-name="P17"/>
      <text:p text:style-name="P18">Pokud jde o technologii snímání úhlů, většina projektů (pokud nevyužívá již hotové mini joysticky) nabízí <text:span text:style-name="T29">hlavně </text:span>dvě možnosti. První z nich je snímání úhlu pomocí potenciometrů, což je způsob, který jsem si vybral já. Druhou možností je využití senzorů založených na Hallově efektu. Tento způsob se rozhodl využít napříklád vývojář Tom Stanton (<text:span text:style-name="T29">Y</text:span>ou<text:span text:style-name="T29">T</text:span>ube kanál). Senzory na principu Hallova efektu mají <text:span text:style-name="T29">mnoho</text:span> výhod, jako možnost precizního snímání malých úhlů, šetření místa a eliminace náchylných pohyblivých částí. Já jsem ale <text:span text:style-name="T29">upřednostil</text:span> potenciometry, jelikož bývají <text:span text:style-name="T29">obecně </text:span>robustnější, dostupnější a levnější.</text:p>
      <text:p text:style-name="P19">Další aspekt, který bych chtěl zmínit a porovnat, je bezdrátový joystick od vývojáře taifur (https://www.instructables.com). Tento projekt využívá mikrokontrolér ATmega328P s 315Mhz vysílačem na jedné straně a Arduino Micro na straně přijímače. Původně jsem se domníval, že volba vysílače nRF24L01+ je lepší díky nízké latenci, vysoké přenosové hustotě dat a nízké spotřebě energie. Později se však ukázalo, že toto řešení nese své problémy a že změna vysílače na obdobný modul by mohla být jedním z možných řešení. Nakonec jsem se však rozhodl, že konečné řešení s ESP32 a Bluetooth spojením představuje výhodnější a praktičtější variantu.</text:p>
      <text:p text:style-name="P20"><text:soft-page-break/><text:span text:style-name="T30">Abych sjednotil výsledek mého vyhledávání</text:span>, zjistil jsem, že jsem měl <text:span text:style-name="T30">potíže</text:span> <text:span text:style-name="T30">nalézt</text:span> projekt, který by se zaměřoval přesně na stejné aspekty, jako se zaměřuje můj. Projekty se většinou zaměřili pouze určitý aspekt a to buď na elektroni<text:span text:style-name="T30">ckou část</text:span>, nebo <text:span text:style-name="T30">pouze </text:span>na model. Krom projektu od taifur jsem <text:span text:style-name="T31">našel ještě několik projektů, které se pokoušeli vytvořit bezdrátový gamepad a to i s pomocí řešení s ESP32, které jsem zvolil j</text:span><text:span text:style-name="T30">á.</text:span><text:span text:style-name="T31"> Nicméně </text:span><text:span text:style-name="T30">se mi nepodařilo</text:span><text:span text:style-name="T31"> </text:span><text:span text:style-name="T32">najít </text:span><text:span text:style-name="T31">projekt, </text:span><text:span text:style-name="T30">kter</text:span><text:span text:style-name="T32">ý</text:span><text:span text:style-name="T30"> by</text:span><text:span text:style-name="T31"> pokrýval komplexnost bezdrátového joysticku, </text:span><text:span text:style-name="T33">který</text:span><text:span text:style-name="T31"> jsem navrhl. V tomto ohledu je tedy můj projekt unikátní a doufám, </text:span><text:span text:style-name="T32">že</text:span><text:span text:style-name="T31"> alespoň částečně zaplní tuto mezeru.</text:span></text:p>
      <text:p text:style-name="P21"/>
      <text:p text:style-name="P22"><text:span text:style-name="T1">ČÁST </text:span><text:span text:style-name="T34">TŘETÍ</text:span></text:p>
      <text:p text:style-name="P4"/>
      <text:p text:style-name="P4"/>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5T12:28:29.074536417</meta:creation-date>
    <dc:date>2025-02-27T01:39:31.581196667</dc:date>
    <meta:editing-duration>PT5H14M30S</meta:editing-duration>
    <meta:editing-cycles>5</meta:editing-cycles>
    <meta:generator>LibreOffice/24.8.4.2$Linux_X86_64 LibreOffice_project/480$Build-2</meta:generator>
    <meta:document-statistic meta:table-count="0" meta:image-count="0" meta:object-count="0" meta:page-count="3" meta:paragraph-count="16" meta:word-count="1109" meta:character-count="7656" meta:non-whitespace-character-count="6562"/>
  </office:meta>
</office:document-meta>
</file>